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40000000F036F6A2DBE817E7F8.png" manifest:media-type="image/png"/>
  <manifest:file-entry manifest:full-path="Pictures/100002010000005000000064B27273BEC1A0DEA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Khmer OS System" svg:font-family="'Khmer OS Syste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Noto Sans CJK JP Bold" svg:font-family="'Noto Sans CJK JP Bold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6.227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461900" draw:textarea-horizontal-align="justify" draw:textarea-vertical-align="middle" draw:auto-grow-height="false" fo:min-height="0.859cm" fo:min-width="4.8cm" fo:padding-top="0.142cm" fo:padding-bottom="0.142cm" fo:padding-left="0.267cm" fo:padding-right="0.267cm" draw:shadow="visible" draw:shadow-offset-x="0.071cm" draw:shadow-offset-y="0.071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66ff66" draw:textarea-horizontal-align="justify" draw:textarea-vertical-align="middle" draw:auto-grow-height="false" fo:min-height="1.092cm" fo:min-width="2.366cm" fo:padding-top="0.142cm" fo:padding-bottom="0.142cm" fo:padding-left="0.267cm" fo:padding-right="0.267cm" draw:shadow="visible" draw:shadow-offset-x="0.071cm" draw:shadow-offset-y="0.071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808080" draw:textarea-horizontal-align="justify" draw:textarea-vertical-align="middle" draw:auto-grow-height="false" fo:min-height="0.004cm" fo:min-width="0.945cm" fo:padding-top="0.142cm" fo:padding-bottom="0.142cm" fo:padding-left="0.267cm" fo:padding-right="0.267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opacity="100%" draw:textarea-horizontal-align="justify" draw:textarea-vertical-align="middle" draw:auto-grow-height="false" fo:min-height="2.925cm" fo:min-width="2.294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opacity="100%" draw:textarea-horizontal-align="justify" draw:textarea-vertical-align="middle" draw:auto-grow-height="false" fo:min-height="2.891cm" fo:min-width="2.26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opacity="100%" draw:textarea-horizontal-align="justify" draw:textarea-vertical-align="middle" draw:auto-grow-height="false" fo:min-height="2.891cm" fo:min-width="2.26cm" fo:padding-top="0.142cm" fo:padding-bottom="0.142cm" fo:padding-left="0.267cm" fo:padding-right="0.267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fo:min-height="1.237cm"/>
    </style:style>
    <style:style style:name="gr12" style:family="graphic" style:parent-style-name="standard">
      <style:graphic-properties svg:stroke-width="0.212cm" svg:stroke-color="#000000" draw:marker-start-width="0.517cm" draw:marker-end-width="0.517cm" draw:fill-color="#000000" draw:auto-grow-height="false" fo:min-height="1.696cm" fo:min-width="0.532cm" fo:padding-top="0.23cm" fo:padding-bottom="0.23cm" fo:padding-left="0.355cm" fo:padding-right="0.355cm" fo:wrap-option="no-wrap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fo:min-height="0.683cm"/>
    </style:style>
    <style:style style:name="gr15" style:family="graphic" style:parent-style-name="standard">
      <style:graphic-properties draw:stroke="dash" draw:stroke-dash="Fine_20_Dashed" svg:stroke-width="0.035cm" svg:stroke-color="#000000" draw:marker-start="Line_20_Arrow" draw:marker-start-width="0.252cm" draw:marker-end="Arrow" draw:marker-end-width="0.252cm" draw:fill-color="#ffffff" draw:opacity="0%" draw:textarea-horizontal-align="justify" draw:textarea-vertical-align="middle" draw:auto-grow-height="false" fo:min-height="2.501cm" fo:min-width="2.365cm" fo:padding-top="0.142cm" fo:padding-bottom="0.142cm" fo:padding-left="0.267cm" fo:padding-right="0.267cm"/>
    </style:style>
    <style:style style:name="gr16" style:family="graphic" style:parent-style-name="standard">
      <style:graphic-properties svg:stroke-width="0.028cm" svg:stroke-color="#000000" draw:marker-start-width="0.242cm" draw:marker-end-width="0.242cm" draw:fill-color="#660033" draw:textarea-horizontal-align="justify" draw:textarea-vertical-align="middle" draw:auto-grow-height="false" fo:min-height="1.373cm" fo:min-width="3.282cm" fo:padding-top="0.139cm" fo:padding-bottom="0.139cm" fo:padding-left="0.264cm" fo:padding-right="0.264cm" draw:shadow="visible" draw:shadow-offset-x="0.071cm" draw:shadow-offset-y="0.071cm"/>
    </style:style>
    <style:style style:name="gr17" style:family="graphic" style:parent-style-name="standard">
      <style:graphic-properties draw:stroke="dash" draw:stroke-dash="Fine_20_Dashed" svg:stroke-width="0.035cm" svg:stroke-color="#000000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style:font-name="Noto Sans CJK JP Bold" fo:font-size="13pt"/>
    </style:style>
    <style:style style:name="P4" style:family="paragraph">
      <loext:graphic-properties draw:fill-color="#461900"/>
      <style:paragraph-properties fo:text-align="center"/>
      <style:text-properties style:font-name="Noto Sans CJK JP Bold" fo:font-size="13pt"/>
    </style:style>
    <style:style style:name="P5" style:family="paragraph">
      <style:paragraph-properties fo:text-align="center"/>
      <style:text-properties style:font-name="Noto Sans CJK JP Bold" fo:font-size="11pt"/>
    </style:style>
    <style:style style:name="P6" style:family="paragraph">
      <loext:graphic-properties draw:fill-color="#66ff66"/>
      <style:paragraph-properties fo:text-align="center"/>
      <style:text-properties style:font-name="Noto Sans CJK JP Bold" fo:font-size="11pt"/>
    </style:style>
    <style:style style:name="P7" style:family="paragraph">
      <loext:graphic-properties draw:fill-color="#808080"/>
      <style:paragraph-properties fo:text-align="center"/>
    </style:style>
    <style:style style:name="P8" style:family="paragraph">
      <loext:graphic-properties draw:fill-color="#ffffff" draw:opacity="100%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style:text-properties style:font-name="Khmer OS System" fo:font-size="11pt" fo:font-weight="bold"/>
    </style:style>
    <style:style style:name="P11" style:family="paragraph">
      <loext:graphic-properties draw:fill="none" draw:fill-color="#ffffff"/>
      <style:text-properties style:font-name="Khmer OS System" fo:font-size="11pt" fo:font-weight="bold"/>
    </style:style>
    <style:style style:name="P12" style:family="paragraph">
      <loext:graphic-properties draw:fill-color="#000000"/>
    </style:style>
    <style:style style:name="P13" style:family="paragraph">
      <style:paragraph-properties fo:text-align="end"/>
    </style:style>
    <style:style style:name="P14" style:family="paragraph">
      <loext:graphic-properties draw:fill="none" draw:fill-color="#ffffff"/>
      <style:paragraph-properties fo:text-align="end"/>
      <style:text-properties fo:color="#000066" style:font-name="Khmer OS System" fo:font-size="11pt" fo:font-weight="bold" style:font-size-asian="11pt" style:font-size-complex="11pt"/>
    </style:style>
    <style:style style:name="P15" style:family="paragraph">
      <loext:graphic-properties draw:fill-color="#ffffff" draw:opacity="0%"/>
      <style:paragraph-properties fo:text-align="center"/>
      <style:text-properties style:font-name="FreeSans" fo:font-size="15pt" fo:font-weight="bold" style:font-size-asian="15pt" style:font-weight-asian="bold" style:font-size-complex="15pt" style:font-weight-complex="bold"/>
    </style:style>
    <style:style style:name="P16" style:family="paragraph">
      <loext:graphic-properties draw:fill-color="#660033"/>
      <style:paragraph-properties fo:text-align="center"/>
      <style:text-properties style:font-name="Noto Sans CJK JP Bold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66" style:font-name="Khmer OS System" fo:font-size="11pt" fo:font-weight="bold" style:font-size-asian="11pt" style:font-size-complex="11pt"/>
    </style:style>
    <style:style style:name="T3" style:family="text">
      <style:text-properties style:font-name="FreeSans" fo:font-size="15pt" fo:font-weight="bold" style:font-size-asian="15pt" style:font-weight-asian="bold" style:font-size-complex="15pt" style:font-weight-complex="bold"/>
    </style:style>
    <style:style style:name="T4" style:family="text">
      <style:text-properties style:font-name="Noto Sans CJK JP Bold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271cm" svg:height="6.477cm" svg:x="2.778cm" svg:y="5.844cm">
          <draw:text-box>
            <text:p>“<text:span text:style-name="T1">mensaje</text:span>”</text:p>
          </draw:text-box>
        </draw:frame>
        <draw:path draw:style-name="gr2" draw:text-style-name="P2" draw:layer="layout" svg:width="2.809cm" svg:height="3.739cm" draw:transform="rotate (2.0917771085152) translate (3.42961146531265cm 8.33709001009345cm)" svg:viewBox="0 0 2810 3740" svg:d="M446 3671c309 15 884-18 939-420 35-262 46-537 179-769 134-232 363-434 401-699 50-338 384-380 573-543 172-147 440-390 130-681-199-185-451-252-618-442-294-332-503 133-626 281-180 216-252 538-620 574-283 27-357 381-419 630-62 247-302 418-267 719 33 287-64 577-118 862l71 331 219 126 174 100z">
          <text:p/>
        </draw:path>
        <draw:custom-shape draw:style-name="gr3" draw:text-style-name="P4" draw:layer="layout" svg:width="5.334cm" svg:height="1.143cm" svg:x="2.27cm" svg:y="2.778cm">
          <text:p text:style-name="P3">rpi_load_motion_text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048cm" svg:height="1.524cm" svg:x="9.712cm" svg:y="2.651cm">
          <text:p text:style-name="P5">MOTION_TEX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1.651cm" svg:height="0.508cm" svg:x="7.858cm" svg:y="3.15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6" draw:text-style-name="P2" draw:layer="layout" svg:x1="3.032cm" svg:y1="5.191cm" svg:x2="3.032cm" svg:y2="4.175cm">
          <text:p/>
        </draw:line>
        <draw:line draw:style-name="gr6" draw:text-style-name="P2" draw:layer="layout" svg:x1="4.429cm" svg:y1="5.445cm" svg:x2="4.429cm" svg:y2="4.048cm">
          <text:p/>
        </draw:line>
        <draw:line draw:style-name="gr6" draw:text-style-name="P2" draw:layer="layout" svg:x1="5.953cm" svg:y1="5.318cm" svg:x2="5.953cm" svg:y2="4.175cm">
          <text:p/>
        </draw:line>
        <draw:custom-shape draw:style-name="gr7" draw:text-style-name="P8" draw:layer="layout" svg:width="2.794cm" svg:height="3.175cm" svg:x="9.509cm" svg:y="4.93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794cm" svg:height="3.175cm" svg:x="9.763cm" svg:y="5.19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794cm" svg:height="3.175cm" svg:x="10.017cm" svg:y="5.4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794cm" svg:height="3.175cm" svg:x="10.271cm" svg:y="5.69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794cm" svg:height="3.175cm" svg:x="10.525cm" svg:y="5.95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2.794cm" svg:height="3.175cm" svg:x="10.906cm" svg:y="6.461cm">
          <text:p text:style-name="P9"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2.133cm" svg:height="2.667cm" svg:x="11.268cm" svg:y="6.715cm">
          <draw:image xlink:href="Pictures/100002010000005000000064B27273BEC1A0DEA1.png" xlink:type="simple" xlink:show="embed" xlink:actuate="onLoad">
            <text:p/>
          </draw:image>
        </draw:frame>
        <draw:custom-shape draw:style-name="gr9" draw:text-style-name="P8" draw:layer="layout" svg:width="2.794cm" svg:height="3.175cm" svg:x="11.668cm" svg:y="7.35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8.493cm" svg:y1="8.112cm" svg:x2="10.779cm" svg:y2="10.398cm">
          <text:p/>
        </draw:line>
        <draw:frame draw:style-name="gr11" draw:text-style-name="P11" draw:layer="layout" svg:width="4.252cm" svg:height="1.487cm" draw:transform="rotate (-0.79744093523621) translate (7.963cm 7.513cm)">
          <draw:text-box draw:corner-radius="0.77cm">
            <text:p text:style-name="P10">Arreglo de bitmaps</text:p>
          </draw:text-box>
        </draw:frame>
        <draw:custom-shape draw:style-name="gr12" draw:text-style-name="P12" draw:layer="layout" svg:width="1.524cm" svg:height="2.438cm" svg:x="12.303cm" svg:y="7.75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13" draw:text-style-name="P2" xml:id="id2" draw:id="id2" draw:layer="layout" svg:width="6.604cm" svg:height="4.953cm" svg:x="21.547cm" svg:y="3.613cm">
          <draw:image xlink:href="Pictures/1000020100000140000000F036F6A2DBE817E7F8.png" xlink:type="simple" xlink:show="embed" xlink:actuate="onLoad">
            <text:p/>
          </draw:image>
        </draw:frame>
        <draw:frame draw:style-name="gr14" draw:text-style-name="P14" draw:layer="layout" svg:width="6.223cm" svg:height="0.933cm" svg:x="22.082cm" svg:y="2.651cm">
          <draw:text-box>
            <text:p text:style-name="P13"><text:span text:style-name="T2">Matriz de leds 16x16</text:span></text:p>
          </draw:text-box>
        </draw:frame>
        <draw:custom-shape draw:style-name="gr15" draw:text-style-name="P15" xml:id="id1" draw:id="id1" draw:layer="layout" svg:width="4.099cm" svg:height="3.937cm" svg:x="14.173cm" svg:y="2.524cm">
          <text:p text:style-name="P9"><text:span text:style-name="T3">rpi_move</text:span></text:p>
          <text:p text:style-name="P9"><text:span text:style-name="T3">motion_tex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" draw:text-style-name="P2" draw:layer="layout" svg:width="0.344cm" svg:height="0.046cm" draw:transform="rotate (-1.15104464169026) translate (17.383cm 2.856cm)" svg:viewBox="0 0 345 47" draw:points="0,0 211,8 345,47">
          <text:p/>
        </draw:polyline>
        <draw:polyline draw:style-name="gr2" draw:text-style-name="P2" draw:layer="layout" svg:width="0.352cm" svg:height="0.058cm" svg:x="17.383cm" svg:y="2.778cm" svg:viewBox="0 0 353 59" draw:points="0,59 196,59 353,0">
          <text:p/>
        </draw:polyline>
        <draw:polyline draw:style-name="gr2" draw:text-style-name="P2" draw:layer="layout" svg:width="0.21cm" svg:height="0.055cm" draw:transform="rotate (3.03093877901335) translate (15.6878539216911cm 6.4703163914435cm)" svg:viewBox="0 0 211 56" draw:points="0,56 80,55 158,30 211,0">
          <text:p/>
        </draw:polyline>
        <draw:polyline draw:style-name="gr2" draw:text-style-name="P2" draw:layer="layout" svg:width="0.22cm" svg:height="0.033cm" draw:transform="rotate (2.07781447449925) translate (15.7072763474718cm 6.416512853892cm)" svg:viewBox="0 0 221 34" draw:points="0,3 93,0 171,25 221,34">
          <text:p/>
        </draw:polyline>
        <draw:path draw:style-name="gr2" draw:text-style-name="P2" draw:layer="layout" svg:width="0.23cm" svg:height="0.108cm" draw:transform="rotate (-1.88739905310667) translate (18.2412022533382cm 4.8107215094445cm)" svg:viewBox="0 0 231 109" svg:d="M0 2c72-8 158 2 204 68l27 39">
          <text:p/>
        </draw:path>
        <draw:path draw:style-name="gr2" draw:text-style-name="P2" draw:layer="layout" svg:width="0.221cm" svg:height="0.08cm" draw:transform="rotate (-1.14929931243827) translate (18.3108784490876cm 4.8184621253504cm)" svg:viewBox="0 0 222 81" svg:d="M0 72c87 40 134-67 215-72l7 3">
          <text:p/>
        </draw:path>
        <draw:path draw:style-name="gr2" draw:text-style-name="P2" draw:layer="layout" svg:width="0.133cm" svg:height="0.101cm" draw:transform="rotate (1.68790791960372) translate (14.0966249852859cm 4.8468091151099cm)" svg:viewBox="0 0 134 102" svg:d="M0 101c25 4 46-10 64-21 22-13 48-27 55-54l12-18 3-8">
          <text:p/>
        </draw:path>
        <draw:path draw:style-name="gr2" draw:text-style-name="P2" draw:layer="layout" svg:width="0.129cm" svg:height="0.116cm" draw:transform="rotate (1.5707963267949) translate (14.2130295733653cm 4.813cm)" svg:viewBox="0 0 130 117" svg:d="M0 2c23-7 44 6 58 19 20 19 50 29 55 61l13 28 4 7">
          <text:p/>
        </draw:path>
        <draw:custom-shape draw:style-name="gr16" draw:text-style-name="P16" draw:layer="layout" svg:width="3.81cm" svg:height="1.651cm" svg:x="17.256cm" svg:y="6.461cm">
          <text:p text:style-name="P9"><text:span text:style-name="T4">rpi_draw</text:span></text:p>
          <text:p text:style-name="P9"><text:span text:style-name="T4">motion_t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9" draw:layer="layout" svg:x1="18.272cm" svg:y1="4.493cm" svg:x2="21.547cm" svg:y2="6.089cm" draw:start-shape="id1" draw:start-glue-point="10" draw:end-shape="id2" draw:end-glue-point="3" svg:d="M18272 4493h1647v1596h1628" svg:viewBox="0 0 3276 159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Khmer OS System" svg:font-family="'Khmer OS Syste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Noto Sans CJK JP Bold" svg:font-family="'Noto Sans CJK JP Bold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6T18:11:25.929504888</meta:creation-date>
    <dc:date>2018-07-06T18:31:48.582908467</dc:date>
    <meta:editing-duration>PT8M51S</meta:editing-duration>
    <meta:editing-cycles>1</meta:editing-cycles>
    <meta:document-statistic meta:object-count="32"/>
    <meta:generator>LibreOffice/5.1.6.2$Linux_X86_64 LibreOffice_project/10m0$Build-2</meta:generator>
  </office:meta>
</office:document-meta>
</file>